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A000002DFA76505C2A0912599.png" manifest:media-type="image/png"/>
  <manifest:file-entry manifest:full-path="Pictures/10000201000002C9000002C1CA3FD97021DD4519.png" manifest:media-type="image/png"/>
  <manifest:file-entry manifest:full-path="Pictures/1000020100000248000002B721CFAF9C34E7E694.png" manifest:media-type="image/png"/>
  <manifest:file-entry manifest:full-path="Pictures/1000020100000303000002C80C740C4D1D8B7D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6668" officeooo:paragraph-rsid="001e6668"/>
    </style:style>
    <style:style style:name="T1" style:family="text">
      <style:text-properties officeooo:rsid="001fea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meer murtaza (p18-0145)</text:p>
      <text:p text:style-name="P1">lab task <text:span text:style-name="T1">2</text:span>:</text:p>
      <text:p text:style-name="P1"/>
      <text:p text:style-name="P1"/>
      <text:p text:style-name="P1"/>
      <text:p text:style-name="P1"/>
      <text:p text:style-name="P1"><draw:frame draw:style-name="fr2" draw:name="Image3" text:anchor-type="paragraph" svg:width="6.9252in" svg:height="6.8472in" draw:z-index="2"><draw:image xlink:href="Pictures/10000201000002C9000002C1CA3FD97021DD451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Image4" text:anchor-type="paragraph" svg:width="6.9252in" svg:height="6.3945in" draw:z-index="3"><draw:image xlink:href="Pictures/1000020100000303000002C80C740C4D1D8B7DE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0.2646in" svg:y="3.3736in" svg:width="6.0835in" svg:height="7.2398in" draw:z-index="0"><draw:image xlink:href="Pictures/1000020100000248000002B721CFAF9C34E7E694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2" text:anchor-type="paragraph" svg:x="0.202in" svg:y="-0.3071in" svg:width="6.2709in" svg:height="7.6563in" draw:z-index="1"><draw:image xlink:href="Pictures/100002010000025A000002DFA76505C2A0912599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3T14:23:39.371728907</meta:creation-date>
    <dc:date>2022-05-23T14:52:21.794258380</dc:date>
    <meta:editing-duration>PT28M43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5" meta:paragraph-count="2" meta:word-count="7" meta:character-count="39" meta:non-whitespace-character-count="34"/>
  </office:meta>
</office:document-meta>
</file>